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154cm" style:rel-column-width="16001*"/>
    </style:style>
    <style:style style:name="Table1.B" style:family="table-column">
      <style:table-column-properties style:column-width="12.859cm" style:rel-column-width="4953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weight="normal" style:font-weight-asian="normal" style:font-weight-complex="normal"/>
    </style:style>
    <style:style style:name="P6" style:family="paragraph" style:parent-style-name="Table_20_Contents">
      <style:paragraph-properties fo:line-height="150%" fo:text-align="center" style:justify-single-word="false"/>
    </style:style>
    <style:style style:name="P7" style:family="paragraph" style:parent-style-name="Standard">
      <style:paragraph-properties fo:line-height="150%" fo:text-align="justify" style:justify-single-word="false"/>
      <style:text-properties fo:font-weight="normal" style:font-weight-asian="normal" style:font-weight-complex="normal"/>
    </style:style>
    <style:style style:name="P8"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9"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10"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11"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T1" style:family="text">
      <style:text-properties fo:color="#800000"/>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FLEX Path Re-feedback with Loss Exposure</text:p>
      <text:p text:style-name="P4"/>
      <text:p text:style-name="P4">This chapter introduces PREFLEX, a new architecture for pooling resources -more particularly path diversity- that promotes cooperation between end hosts and edge network and attempts to draw benefits from Congestion Exposure (see 2.3). Section 3.1 presents Loss EXposure LEX, a congestion exposure protocol that end hosts uses to reveal experienced losses to the network. While in section 3.2, we are going to see Path RE-Feedback PREF the second components of the architecture, that edge network uses to inform the end host of its path preference. This path preference is based on <text:s/>the split that the balancing algorithm described in section 3.3 chooses to optimize the global congestion experienced in the different paths.</text:p>
      <text:p text:style-name="P4"/>
      <text:p text:style-name="P2">3.1Loss Exposure</text:p>
      <text:p text:style-name="P4"/>
      <text:p text:style-name="P4">During the presentation of the Congestion Exposure concept, we've discussed how there is a lack of congestion information available at the network layer and how it affects the network efforts towards controlling the congestion and fairly charging the customers for the congestion that they are causing. This lack also affects the optimization process of networks, by restricting mostly their target to the optimization of resources utilization rather than targeting directly the quality of service customers are getting. Keeping the same line of thinking, Loss EXposure is a simple protocol that allows end hosts to signal path loss back to the network. The information about the loss traditionally confined in the transport layer will be revealed by explicitly marking the IP header of retransmitted <text:s/>packets.</text:p>
      <text:p text:style-name="P4"/>
      <text:p text:style-name="P2">Establishing the feedback</text:p>
      <text:p text:style-name="P2"/>
      <text:p text:style-name="P4">End hosts need to establish a connection first, before the source begins signalling back the feedback it gets about the loss. The packets of this first exchange are marked with FNE code point. The resetting of <text:s/>feedback loop takes place essentially during the creation of the transport layer end-to-end connection. <text:s/>Hence packets marked with FNE corresponds to SYN and SYN_ACK messages in TCP terminology. But, the restart of the loop could also take place after a long idle period or new attempts for retransmission after successive timeouts.</text:p>
      <text:p text:style-name="P4">Many advantages could be drawn from this signalling. First, it eliminates the network need for inspecting higher layer fields to identify connection establishment. But most of all, a new <text:s/>association between the end hosts, and visible at the network layer, could be established using the FNE-marked packets. This association could be used by the middleboxes to allocate state for <text:soft-page-break/>different functions like control admission and traffic shaping. This association similar to the network flowlet used in FLARE (see 2.1.4) for traffic splitting presents the same advantages since it allows to divide transport flows in a succession of packet streams of smaller granularity. However, it presents an additional advantage since both network and transport layer are aware of it and it could be used for the latter to explicitly express that it desires packets belonging to this stream to be routed all on the same path.</text:p>
      <text:p text:style-name="P4"/>
      <table:table table:name="Table1" table:style-name="Table1">
        <table:table-column table:style-name="Table1.A"/>
        <table:table-column table:style-name="Table1.B"/>
        <table:table-row>
          <table:table-cell table:style-name="Table1.A1" office:value-type="string">
            <text:p text:style-name="P6">Code Point</text:p>
          </table:table-cell>
          <table:table-cell table:style-name="Table1.B1" office:value-type="string">
            <text:p text:style-name="P6">Explanation/Meaning</text:p>
          </table:table-cell>
        </table:table-row>
        <table:table-row>
          <table:table-cell table:style-name="Table1.A2" office:value-type="string">
            <text:p text:style-name="P6">Not-LECT</text:p>
          </table:table-cell>
          <table:table-cell table:style-name="Table1.B2" office:value-type="string">
            <text:p text:style-name="P6">Not Loss Exposure Capable transport</text:p>
          </table:table-cell>
        </table:table-row>
        <table:table-row>
          <table:table-cell table:style-name="Table1.A2" office:value-type="string">
            <text:p text:style-name="P6">LECT</text:p>
          </table:table-cell>
          <table:table-cell table:style-name="Table1.B2" office:value-type="string">
            <text:p text:style-name="P6">Loss Exposure Capable transport</text:p>
          </table:table-cell>
        </table:table-row>
        <table:table-row>
          <table:table-cell table:style-name="Table1.A2" office:value-type="string">
            <text:p text:style-name="P6">LEx</text:p>
          </table:table-cell>
          <table:table-cell table:style-name="Table1.B2" office:value-type="string">
            <text:p text:style-name="P6">Loss Experienced</text:p>
          </table:table-cell>
        </table:table-row>
        <table:table-row>
          <table:table-cell table:style-name="Table1.A2" office:value-type="string">
            <text:p text:style-name="P6">FNE</text:p>
          </table:table-cell>
          <table:table-cell table:style-name="Table1.B2" office:value-type="string">
            <text:p text:style-name="P6">Feedback Not Established</text:p>
          </table:table-cell>
        </table:table-row>
      </table:table>
      <text:p text:style-name="P4"/>
      <text:p text:style-name="P2">Echoing the Loss</text:p>
      <text:p text:style-name="P4"/>
      <text:p text:style-name="P4">Now that the feedback has being established, the end host could start revealing to the network the loss experienced in the last period of time. LEX is a simple form of Congestion Exposure that requires the end host to only mark retransmitted packets with the (LEx) code point. For the rest of the non retransmitted packets, the (LECT) code point is used. Coupled with the ECN marking, the network is in possession of two signals of information: an end-to-end vision of the experienced losses by the end host over the path during the previous RTT thanks to LEX, and the <text:s/>current congestion experience at the upstream of each node that ECN markings provide. Hence the network could estimate rest-of-path congestion. But mostly the network will be able to accurately estimate the end-to-end loss experienced in every path by simply dividing the number of bytes marked with (LEx) code point, <text:s/>by the total number of bytes marked either LECT or LEx. As we are going to see in the balancing section, the information of the loss experienced in the different paths will be used to decide the amount of flows that will in every path. Another potential advantage that could be drawn from this marking is that the network could prioritize retransmitted packets.</text:p>
      <text:p text:style-name="P4"/>
      <text:p text:style-name="P2">Analysis of the LEX protocol and comparison with re-ECN</text:p>
      <text:p text:style-name="P5"/>
      <text:p text:style-name="P5">LEX reuses many of the concepts that the congestion exposure protocol re-ECN has brought. The use of FNE packets by the network for allocating the state is one example of the similarities. Also by coupling LEX with ECN markings the network will be able to estimate the rest-of-path congestion and hence a metric will be available for both charging the customers on the congestion <text:soft-page-break/>that they are causing and evaluating the service offered by the network. However, the drawback of this scheme is that it requires the aggregation of the packet streams to be carried out close to the source while the policing should be placed close to the receiver. This is not a significant problem, since the focus of the PREFLEX is to allow stub domains to balance the congestion. Moreover, LEX and re-ECN could coexist together: LEX code points could be easily added to the re-ECN mechanism since three of them have equivalent code points in re-ECN while LEx could be attributed to the currently unused code point in re-ECN. Hence LEX could be a complement to re-ECN. Thus, LEX could be considered a bridge for re-ECN until congestion notification is widely deployed in the network.</text:p>
      <text:p text:style-name="P5"/>
      <text:list xml:id="list2035396037" text:style-name="L1">
        <text:list-item>
          <text:list>
            <text:list-item>
              <text:p text:style-name="P8">Path Re-Feedback</text:p>
            </text:list-item>
          </text:list>
        </text:list-item>
      </text:list>
      <text:p text:style-name="P5"/>
      <text:p text:style-name="P5">The second component of the architecture is PREF mechanism that allows stub domains to inform the end host of its path preference, From one hand it allows end hosts to be aware of the path the packets are taking. It also provides another solution for the problem of traffic splitting (see 2.1.3), since end hosts knowing the network path preference could take in charge the responsibility of assigning packets to the path. Using FNE packets to divide the flows to smaller granularity permits to achieve an accurate splitting of the traffic while preventing end hosts to suffer from packet re-ordering. PREF uses incoming FNE packets to trigger the path selection process for outgoing paths. This means that receiver will be left with the freedom of deciding when it is best to request a new path. The efficiency of the scheme is dependent on the strategy adopted by the receiver for this matter. It also could be a source of vulnerability for the network since FNE packets requires from the network <text:s/>additional resources, both computational -e.g selecting a path- or in memory -keeping a state-. Therefore, the network might need to provision mechanism to limit the FNE packets rate.</text:p>
      <text:p text:style-name="P5"/>
      <text:p text:style-name="P5">The implementation of the path re-feedback could take place in the DiffServ field of the IPv4 header and more precisely the bits reserved for local use. So, once the edge network re-feedback its path preference the end host should tag all the subsequent packets with the path value.</text:p>
      <text:p text:style-name="P5">It is worthy to mention that eve if the two architecture components are functionally separate their cooperation is necessary to achieve the target of congestion balancing. In the next section we will see how the architecture manage to optimally balance the congestion over the available paths.</text:p>
      <text:p text:style-name="P5"/>
      <text:list xml:id="list1240513538" text:style-name="L2">
        <text:list-item>
          <text:list>
            <text:list-item>
              <text:p text:style-name="P9">Balancing by PREFLEX</text:p>
            </text:list-item>
          </text:list>
        </text:list-item>
      </text:list>
      <text:p text:style-name="P5"/>
      <text:p text:style-name="P5">3.3.1Algorithm requirements</text:p>
      <text:p text:style-name="P5"><text:soft-page-break/>The algorithm has as a key target to succeed in balancing the congestion equally over the available routes. To this optimization goal, the design of PREFLEX architecture implies some additional requirements: </text:p>
      <text:p text:style-name="P5"/>
      <text:list xml:id="list1411581531" text:style-name="L3">
        <text:list-item>
          <text:p text:style-name="P10">First, the path probing mechanism in PREFLEX relies on the loss experienced on the traffic that the end user sends over each path. Obviously, if <text:s/>there is no traffic sent over the path there will be no feedback about the path congestion. Hence, the algorithm should attribute a minimum share of the traffic over all the paths,</text:p>
        </text:list-item>
        <text:list-item>
          <text:p text:style-name="P10">The algorithm shouldn't make assumptions about the actual distribution of the flows: since the path selection process is triggered by the receiver, the algorithm shouldn't expect that all the flows had have seen a new path assigned between two decision intervals. Only, the flows that sent the FNE packets will be distributed according to the last desired split, while the long living flows that didn't ask for a new path will be distributed according to previous splits and so the actual flow distribution will be a combination of the two splits.</text:p>
        </text:list-item>
      </text:list>
      <text:p text:style-name="P5"/>
      <text:list xml:id="list492742592" text:style-name="L4">
        <text:list-item>
          <text:list>
            <text:list-item>
              <text:list>
                <text:list-item>
                  <text:p text:style-name="P11">Algorithm inputs and outputs</text:p>
                </text:list-item>
              </text:list>
            </text:list-item>
          </text:list>
        </text:list-item>
      </text:list>
      <text:p text:style-name="P5"/>
      <text:p text:style-name="P5">Our PREFLEX balancer maintains individual routing tables associated to each domain egress. For each table entry we associate a flowlet ratio $f_{di}$, which defines the fraction of flowlets to a destination $d$ that should be assigned to route $i$. Now consider only LEX enabled traffic destined to prefix $d$ at a PREFLEX balancer. Let $T_{i}$ be the number of bytes sent through route $i$ for the previous time period. Let $L_{i}$ be the number of bytes marked with the loss experienced codepoint and sent through route $i$ in the previous time period. Let $N$ be the number of available routes for the given destination prefix. Let $L = {\sum_{i} L_{i}}$ and $T = {\sum_{i} T_{i}}$.</text:p>
      <text:p text:style-name="P5">\\Splitting traffic may follow distinct approaches. <text:s/>One tendency is to attempt to equalise utilisation. When small adjustments to traffic splits are preferred, there is a desire to</text:p>
      <text:p text:style-name="P5"><text:s/>be conservative. Finally, there may be the desire to balance losses. Call these splits $f(E)_{i}$, $f(C)i_{i}$ and $f(L)_{i}$ where $E$, $C$ and $L$ stand for “equal”, “conservative” and “loss driven”. Use the dash notation for the same quantities in the next time period. Then our final distribution of traffic across all routes is:</text:p>
      <text:p text:style-name="P5">\begin{equation}</text:p>
      <text:p text:style-name="P5">f'_{i} = \beta_{E}f'(E)_{i} + \beta_{C}f'(C)_{i} + \beta_{L}f'(L)_{i}</text:p>
      <text:p text:style-name="P5">\end{equation}</text:p>
      <text:p text:style-name="P5"/>
      <text:p text:style-name="P5"><text:soft-page-break/>\\where the $\beta_{\cdot}$ are user set parameters in $\left(0,1\right)$ such that $\beta_{E}+\beta_{C}+\beta_{L} = 1$. Now by definition $f'(E)_{i} = 1/N$ and $f'(C)_{i} = T_{i}/T$</text:p>
      <text:p text:style-name="P5">\\ $f'(L)_{i}$ is left. We desire to choose a distribution that will <text:s/>will equalize the loss ratio $\rho_{i} = L'_{i}/T'_{i}$ for all the permitted routes i. The loss rate is an unknown function of $T_{i}$ and the link bandwidth $B_{i}$. However, it is reasonable to assume that the loss rate is increasing with $T_{i}$ and decreasing with $B_{i}$. Hence, what ever the true function is, we could assume that in a small region around the current values of $T_{i}$ and $B_{i}$, it is locally linear $\rho_{i} = k_{i}T_{i}/B_{i}$, where $k_{i}$ is an unknown constant. Substituting gives</text:p>
      <text:p text:style-name="P5">\begin{equation}</text:p>
      <text:p text:style-name="P5">B_{i}/k_{i} = T_{i}^{2}/L_{i}</text:p>
      <text:p text:style-name="P5">\end{equation}</text:p>
      <text:p text:style-name="P5">\\So for the next period of time, loss rate are $\rho'_{i} = T'_{i}/L'_{i} = k'_{i}T'{i}/B'{i}$. Hence, to make the loss rate equal for all routes, we should choose $T_{i}$ that verifies $L'_{i]/T'_{i}=C$, where C is an unknown constant. Therefore we should take <text:s/>$T'_{i}= CB'_{i}/k'_{i}$ and by assuming we are still near the locally linear region we get <text:s/>$T'_{i}= CB_{i}/k_{i}$ and hence using (1) we get <text:s/>$T'_{i}= CT_{i}^{2}/L_{i}$. Summing over i will give us: $T' = C \sum_{i} T_{i}^2/L_{i}$. Assuming that the traffic on average stayed the same we get the value of C and and though: </text:p>
      <text:p text:style-name="P5">\begin{equation}</text:p>
      <text:p text:style-name="P5">T'_{i} = \frac {TT_{i}^{2}} {L_{i} \sum_{i} (T_{i}^2/L_{i})}</text:p>
      <text:p text:style-name="P5">\end{equation}</text:p>
      <text:p text:style-name="P5"/>
      <text:p text:style-name="P5">Hence, the "loss driven" split, that needs to be set to achieve the $T'_{i}$ number of bytes on path i, is:</text:p>
      <text:p text:style-name="P5"/>
      <text:p text:style-name="P5">\begin{equation}</text:p>
      <text:p text:style-name="P5">f'(L)_{i} = \frac{T'_{i}}{T} = <text:s/>\frac {T_{i}^{2}} {L_{i} \sum_{i} (T_{i}^2/L_{i})}</text:p>
      <text:p text:style-name="P5">\end{equation}</text:p>
      <text:p text:style-name="P5"/>
      <text:p text:style-name="P4"/>
      <text:p text:style-name="Standard">3.2 </text:p>
      <text:p text:style-name="Standard">Path Re-feedback </text:p>
      <text:p text:style-name="Standard">For networks, the most significant hurdle in adopting </text:p>
      <text:p text:style-name="Standard">multiple paths for a single destination has not been the </text:p>
      <text:p text:style-name="Standard">selection process. Instead, the main difficulty resides </text:p>
      <text:p text:style-name="Standard">in assigning packets to paths. Since balancing traffic </text:p>
      <text:p text:style-name="Standard">at a packet granularity has severe repercussions for the </text:p>
      <text:p text:style-name="Standard"><text:soft-page-break/>transport layer, network operators have typically resor- </text:p>
      <text:p text:style-name="Standard">ted to splitting prefixes. Increasingly, networks have </text:p>
      <text:p text:style-name="Standard">also been able to afford the cost of keeping flow state in </text:p>
      <text:p text:style-name="Standard">an attempt to balance traffic at a finer granularity. </text:p>
      <text:p text:style-name="Standard">Neither of these approaches are strictly necessary in </text:p>
      <text:p text:style-name="Standard">a mutualistic architecture. Since we require that hosts </text:p>
      <text:p text:style-name="Standard">be made aware of the path packets take, we can push </text:p>
      <text:p text:style-name="Standard">flow state towards the edge by placing the responsibility </text:p>
      <text:p text:style-name="Standard">for assigning packets to paths at the endpoints. In such </text:p>
      <text:p text:style-name="Standard">a case, a network only needs to perform path selection </text:p>
      <text:p text:style-name="Standard">according to local policy and pass the information onto </text:p>
      <text:p text:style-name="Standard">the end-host. </text:p>
      <text:p text:style-name="Standard">For this purpose, we use FNE packets, as defined in </text:p>
      <text:p text:style-name="Standard">LEX, to act as network triggers for path selection. An </text:p>
      <text:p text:style-name="Standard">ISP or stub domain, upon detecting an incoming FNE </text:p>
      <text:p text:style-name="Standard">packet, selects a preferred outgoing path based on the </text:p>
      <text:p text:style-name="Standard">reverse lookup of the source address, and marks the pac- </text:p>
      <text:p text:style-name="Standard">ket with a path identifier. For IPv4, a possible location </text:p>
      <text:p text:style-name="Standard">for such marking to occur could be within the Diffserv </text:p>
      <text:p text:style-name="Standard">field, where a set of codepoints are reserved for local </text:p>
      <text:p text:style-name="Standard">use. On receiving an FNE packet containing a path </text:p>
      <text:p text:style-name="Standard">identifier, a sender should tag all subsequent packets in </text:p>
      <text:p text:style-name="Standard">the flowlet using the same identifier in order to ensure </text:p>
      <text:p text:style-name="Standard">it will traverse the selected egress at the edge domain. </text:p>
      <text:p text:style-name="Standard">A subtle implication of triggering path selection ba- </text:p>
      <text:p text:style-name="Standard">sed on incoming packets, rather than resorting to out- </text:p>
      <text:p text:style-name="Standard">of-band signalling for example, is that path selection </text:p>
      <text:p text:style-name="Standard">becomes receiver driven. The responsibility for defining </text:p>
      <text:p text:style-name="Standard">a strategy on when and how often to attempt a path </text:p>
      <text:p text:style-name="Standard">request lays firmly with the stakeholder who extracts </text:p>
      <text:p text:style-name="Standard">the most benefit. The flipside is that because FNE pac- </text:p>
      <text:p text:style-name="Standard">kets require additional network intervention, whether </text:p>
      <text:p text:style-name="Standard">for selecting a new path or setting up state, networks </text:p>
      <text:p text:style-name="Standard">may rate limit the amount of FNE packets they receive </text:p>
      <text:p text:style-name="Standard">in order to protect themselves from overload. This is </text:p>
      <text:p text:style-name="Standard">the current line of thinking with re-ECN, where FNE </text:p>
      <text:p text:style-name="Standard">packets are used to set state in congestion policers. </text:p>
      <text:p text:style-name="Standard"/>
      <text:p text:style-name="Standard"/>
      <text:p text:style-name="P4"/>
      <text:p text:style-name="P1"/>
      <text:p text:style-name="P1">the major practical use is that it will divide the network into subset </text:p>
      <text:p text:style-name="P1"/>
      <text:p text:style-name="P1">Should be used for a discussion about LEX and Re-ECN subsection.</text:p>
      <text:p text:style-name="P1">Re-ECN was given as an illustration of congestion exposure protocols that reveal to the network layer the congestion experience by reinserting into the network ECN feedback. Loss Exposure, is another protocol that allows to reveal to the network directly the loss instead of ECN marking, and in the same time coexist with </text:p>
      <text:p text:style-name="P1">We discussed in section 2.3 the lack of congestion information available for the network layer and explained how the concept of the Congestion Exposure could fill these lacks. <text:span text:style-name="T1">Re-ECN was given as an illustration of the concept. The senders are given incentives to till the network about the congestion that they are expecting to cause. Re-ECN allows a full accountability of the congestion </text:span><text:soft-page-break/><text:span text:style-name="T1">in any part of the network. However it requires important changes in the network. </text:span><text:s/>LEX requires the <text:s/>end host to reveal congestion information that are normally confined in the transport layer <text:s/>. The reason behind this is mainly to eliminate the network need for inspecting the higher layers. <text:s/>Transport layer information can't be revealed all in the IP layer, two special information were identified that will help to achieve a better resource pooling. </text:p>
      <text:p text:style-name="P4"/>
      <text:p text:style-name="P4">The association is similar to transport layer concept of flow, and it will be referred to as flow-let. By making the network allocates the same path to the stream of packet belonging to the same flowlet many advantages could be drawn. </text:p>
      <text:p text:style-name="P4">First this could be used for an enhanced traffic splitting from the network side. Packets reordering that is usually the problem encountered when using packet-based splitting could be avoided. While flowlets being a smaller granularity from the flows will allow to be closer to the desired splitting, which is the main problem with flow-based splitting. Also, by knowing that a flowlet will take the same path, the transport layer could divide the flow into parallel flows that could be , mitigating though one of the obstacles that prevent the transport layer from benefiting and using path diversity. This mechanism will allow the coexistence of both network based and transport based path pooling schemes.</text:p>
      <text:p text:style-name="P5"/>
      <text:p text:style-name="P5"/>
      <text:p text:style-name="P5">Moreover, coexistence between the </text:p>
      <text:p text:style-name="P5">brought by the congestion exposure protocol re-ECN.</text:p>
      <text:p text:style-name="P5">It could be easily concluded from the description made of LEX, that it borrows <text:s/>many concepts from </text:p>
      <text:p text:style-name="P4">most of the transport layer protocols like TCP will attempt to adjust their sending rate based on the network state that they are observing (this include delay, loss rate and ECN marking). </text:p>
      <text:p text:style-name="P4">This means that a new congestion signal will be added to the existing ECN: this new signal will indicate the end-to-end congestion experience in the previous RTT, while the ECN marking gives an idea about the current congestion experience at the upstream of a node. This new metric could be used for evaluating from one hand the congestion that end hosts are making and also the service offered by the network. This constitutes a simple form of congestion exposure compared to the one in re-ECN. LEX requires the end-hosts to mark the retransmitted packets with the (LEx) codepoint. Hence the network could </text:p>
      <text:p text:style-name="P4">3.2Path Refeedback</text:p>
      <text:p text:style-name="P4"/>
      <text:p text:style-name="P4">So, the network could use the LEX signalling to select the amount of traffic to send on each path. The problem now is how physically make the traffic steers in the desired way. This problem is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1T13:47:38</meta:creation-date>
    <dc:date>2010-09-02T14:15:31</dc:date>
    <dc:creator>Imad GRANDI</dc:creator>
    <meta:editing-duration>PT29H51M53S</meta:editing-duration>
    <meta:editing-cycles>78</meta:editing-cycles>
    <meta:generator>OpenOffice.org/3.2$Linux OpenOffice.org_project/320m12$Build-9483</meta:generator>
    <meta:document-statistic meta:table-count="1" meta:image-count="0" meta:object-count="0" meta:page-count="7" meta:paragraph-count="107" meta:word-count="2822" meta:character-count="17408"/>
  </office:meta>
</office:document-meta>
</file>